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8.997cm" svg:x="15.088cm" svg:y="2.442cm">
            <draw:object draw:notify-on-update-of-ranges="Sheet1.C1:Sheet1.C1 Sheet1.C2:Sheet1.C6 Sheet1.D1:Sheet1.D1 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sertion</text:p>
          </table:table-cell>
          <table:table-cell/>
          <table:table-cell office:value-type="string" calcext:value-type="string">
            <text:p>number 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office:value-type="float" office:value="0.000006" calcext:value-type="float">
            <text:p>6E-06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1638" calcext:value-type="float">
            <text:p>0.001638</text:p>
          </table:table-cell>
        </table:table-row>
        <table:table-row table:style-name="ro2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34313" calcext:value-type="float">
            <text:p>0.034313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129075" calcext:value-type="float">
            <text:p>0.129075</text:p>
          </table:table-cell>
        </table:table-row>
        <table:table-row table:style-name="ro2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.12814" calcext:value-type="float">
            <text:p>3.12814</text:p>
          </table:table-cell>
        </table:table-row>
      </table:table>
      <table:table table:name="Sheet2" table:style-name="ta1">
        <table:shapes>
          <draw:frame draw:z-index="0" draw:style-name="gr1" draw:text-style-name="P1" svg:width="15.997cm" svg:height="9.004cm" svg:x="12.17cm" svg:y="1.886cm">
            <draw:object draw:notify-on-update-of-ranges="Sheet2.B1:Sheet2.B1 Sheet2.B2:Sheet2.B6 Sheet2.C1:Sheet2.C1 Sheet2.C2:Sheet2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rge </text:p>
          </table:table-cell>
          <table:table-cell office:value-type="string" calcext:value-type="string">
            <text:p>number </text:p>
          </table:table-cell>
          <table:table-cell office:value-type="string" calcext:value-type="string">
            <text:p>time 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1326" calcext:value-type="float">
            <text:p>0.00132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05778" calcext:value-type="float">
            <text:p>0.005778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1173" calcext:value-type="float">
            <text:p>0.01173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057869" calcext:value-type="float">
            <text:p>0.057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6:21:48.240422384</meta:creation-date>
    <dc:date>2023-01-09T16:56:43.565939054</dc:date>
    <meta:editing-duration>PT8M22S</meta:editing-duration>
    <meta:editing-cycles>2</meta:editing-cycles>
    <meta:generator>LibreOffice/6.4.7.2$Linux_X86_64 LibreOffice_project/40$Build-2</meta:generator>
    <meta:document-statistic meta:table-count="2" meta:cell-count="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line" chart:style-name="ch1">
        <chart:legend chart:legend-position="end" svg:x="13.994cm" svg:y="4.2cm" style:legend-expansion="high" chart:style-name="ch2"/>
        <chart:plot-area chart:style-name="ch3" table:cell-range-address="Sheet1.C1:Sheet1.D6" chart:data-source-has-labels="both" svg:x="0.319cm" svg:y="0.179cm" svg:width="13.356cm" svg:height="8.64cm">
          <chartooo:coordinate-region svg:x="1.046cm" svg:y="0.378cm" svg:width="12.164cm" svg:height="7.794cm"/>
          <chart:axis chart:dimension="x" chart:name="primary-x" chart:style-name="ch4" chartooo:axis-type="auto">
            <chartooo:date-scale/>
            <chart:categories table:cell-range-address="Sheet1.C2:Sheet1.C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label-cell-address="Sheet1.D1:Sheet1.D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:Sheet1.C6</svg:desc>
                </draw:g>
              </table:table-cell>
              <table:table-cell office:value-type="float" office:value="0.000006">
                <text:p>0.000006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638">
                <text:p>0.00163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34313">
                <text:p>0.0343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29075">
                <text:p>0.12907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12814">
                <text:p>3.12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7cm" svg:y="4.203cm" style:legend-expansion="high" chart:style-name="ch2"/>
        <chart:plot-area chart:style-name="ch3" table:cell-range-address="Sheet2.B1:Sheet2.C6" chart:data-source-has-labels="both" svg:x="0.319cm" svg:y="0.18cm" svg:width="13.249cm" svg:height="8.645cm">
          <chartooo:coordinate-region svg:x="1.231cm" svg:y="0.379cm" svg:width="11.872cm" svg:height="7.799cm"/>
          <chart:axis chart:dimension="x" chart:name="primary-x" chart:style-name="ch4" chartooo:axis-type="auto">
            <chartooo:date-scale/>
            <chart:categories table:cell-range-address="Sheet2.B2:Sheet2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6" chart:label-cell-address="Sheet2.C1:Sheet2.C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B2:Sheet2.B6</svg:desc>
                </draw:g>
              </table:table-cell>
              <table:table-cell office:value-type="float" office:value="0.000005">
                <text:p>0.000005</text:p>
                <draw:g>
                  <svg:desc>Sheet2.C2:Sheet2.C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326">
                <text:p>0.0013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173">
                <text:p>0.0117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57869">
                <text:p>0.0578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